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39:19.069762817</meta:creation-date>
    <dc:date>2019-03-02T16:40:20.539886011</dc:date>
    <meta:editing-duration>PT1M4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.0$Linux_X86_64 LibreOffice_project/00$Build-3</meta:generator>
  </office:meta>
</office:document-meta>
</file>